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bravoplus_feb5_feb18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3.8501" calcext:value-type="float">
            <text:p>583.8501</text:p>
          </table:table-cell>
          <table:table-cell office:value-type="float" office:value="302.56003" calcext:value-type="float">
            <text:p>302.56003</text:p>
          </table:table-cell>
          <table:table-cell office:value-type="float" office:value="46646.08" calcext:value-type="float">
            <text:p>46646.08</text:p>
          </table:table-cell>
          <table:table-cell office:value-type="float" office:value="167.47597" calcext:value-type="float">
            <text:p>167.48</text:p>
          </table:table-cell>
          <table:table-cell office:value-type="float" office:value="7389730700000000" calcext:value-type="float">
            <text:p>7.390E+15</text:p>
          </table:table-cell>
          <table:table-cell office:value-type="float" office:value="215.97704" calcext:value-type="float">
            <text:p>215.98</text:p>
          </table:table-cell>
          <table:table-cell office:value-type="float" office:value="0.506255507469177" calcext:value-type="float">
            <text:p>0.50625550746917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6.5515" calcext:value-type="float">
            <text:p>386.5515</text:p>
          </table:table-cell>
          <table:table-cell office:value-type="float" office:value="378.83817" calcext:value-type="float">
            <text:p>378.83817</text:p>
          </table:table-cell>
          <table:table-cell office:value-type="float" office:value="124275.03" calcext:value-type="float">
            <text:p>124275.03</text:p>
          </table:table-cell>
          <table:table-cell office:value-type="float" office:value="269.77942" calcext:value-type="float">
            <text:p>269.78</text:p>
          </table:table-cell>
          <table:table-cell office:value-type="float" office:value="2.5780967E+017" calcext:value-type="float">
            <text:p>2.578E+17</text:p>
          </table:table-cell>
          <table:table-cell office:value-type="float" office:value="352.52664" calcext:value-type="float">
            <text:p>352.53</text:p>
          </table:table-cell>
          <table:table-cell office:value-type="float" office:value="0.149469137191772" calcext:value-type="float">
            <text:p>0.14946913719177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28.27826" calcext:value-type="float">
            <text:p>828.27826</text:p>
          </table:table-cell>
          <table:table-cell office:value-type="float" office:value="380.10745" calcext:value-type="float">
            <text:p>380.10745</text:p>
          </table:table-cell>
          <table:table-cell office:value-type="float" office:value="83208.14" calcext:value-type="float">
            <text:p>83208.14</text:p>
          </table:table-cell>
          <table:table-cell office:value-type="float" office:value="228.64314" calcext:value-type="float">
            <text:p>228.64</text:p>
          </table:table-cell>
          <table:table-cell office:value-type="float" office:value="6.2014217E+016" calcext:value-type="float">
            <text:p>6.201E+16</text:p>
          </table:table-cell>
          <table:table-cell office:value-type="float" office:value="288.45822" calcext:value-type="float">
            <text:p>288.46</text:p>
          </table:table-cell>
          <table:table-cell office:value-type="float" office:value="0.425395011901856" calcext:value-type="float">
            <text:p>0.42539501190185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63.86523" calcext:value-type="float">
            <text:p>663.86523</text:p>
          </table:table-cell>
          <table:table-cell office:value-type="float" office:value="346.54477" calcext:value-type="float">
            <text:p>346.54477</text:p>
          </table:table-cell>
          <table:table-cell office:value-type="float" office:value="35906.73" calcext:value-type="float">
            <text:p>35906.73</text:p>
          </table:table-cell>
          <table:table-cell office:value-type="float" office:value="138.68016" calcext:value-type="float">
            <text:p>138.68</text:p>
          </table:table-cell>
          <table:table-cell office:value-type="float" office:value="1641685200000000" calcext:value-type="float">
            <text:p>1.642E+15</text:p>
          </table:table-cell>
          <table:table-cell office:value-type="float" office:value="189.4907" calcext:value-type="float">
            <text:p>189.49</text:p>
          </table:table-cell>
          <table:table-cell office:value-type="float" office:value="0.708995401859283" calcext:value-type="float">
            <text:p>0.70899540185928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0.7999" calcext:value-type="float">
            <text:p>240.7999</text:p>
          </table:table-cell>
          <table:table-cell office:value-type="float" office:value="152.5243" calcext:value-type="float">
            <text:p>152.5243</text:p>
          </table:table-cell>
          <table:table-cell office:value-type="float" office:value="9140.061" calcext:value-type="float">
            <text:p>9140.061</text:p>
          </table:table-cell>
          <table:table-cell office:value-type="float" office:value="71.23205" calcext:value-type="float">
            <text:p>71.23</text:p>
          </table:table-cell>
          <table:table-cell office:value-type="float" office:value="1.1969005E+016" calcext:value-type="float">
            <text:p>1.197E+16</text:p>
          </table:table-cell>
          <table:table-cell office:value-type="float" office:value="95.60366" calcext:value-type="float">
            <text:p>95.60</text:p>
          </table:table-cell>
          <table:table-cell office:value-type="float" office:value="0.614292740821838" calcext:value-type="float">
            <text:p>0.61429274082183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06.2788" calcext:value-type="float">
            <text:p>1306.2788</text:p>
          </table:table-cell>
          <table:table-cell office:value-type="float" office:value="796.6915" calcext:value-type="float">
            <text:p>796.6915</text:p>
          </table:table-cell>
          <table:table-cell office:value-type="float" office:value="129166.805" calcext:value-type="float">
            <text:p>129166.805</text:p>
          </table:table-cell>
          <table:table-cell office:value-type="float" office:value="282.31143" calcext:value-type="float">
            <text:p>282.31</text:p>
          </table:table-cell>
          <table:table-cell office:value-type="float" office:value="1.0715835E+017" calcext:value-type="float">
            <text:p>1.072E+17</text:p>
          </table:table-cell>
          <table:table-cell office:value-type="float" office:value="359.39783" calcext:value-type="float">
            <text:p>359.40</text:p>
          </table:table-cell>
          <table:table-cell office:value-type="float" office:value="0.800902962684631" calcext:value-type="float">
            <text:p>0.80090296268463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41.7234" calcext:value-type="float">
            <text:p>2141.7234</text:p>
          </table:table-cell>
          <table:table-cell office:value-type="float" office:value="1192.0842" calcext:value-type="float">
            <text:p>1192.0842</text:p>
          </table:table-cell>
          <table:table-cell office:value-type="float" office:value="177936.84" calcext:value-type="float">
            <text:p>177936.84</text:p>
          </table:table-cell>
          <table:table-cell office:value-type="float" office:value="338.08295" calcext:value-type="float">
            <text:p>338.08</text:p>
          </table:table-cell>
          <table:table-cell office:value-type="float" office:value="2687326000000000" calcext:value-type="float">
            <text:p>2.687E+15</text:p>
          </table:table-cell>
          <table:table-cell office:value-type="float" office:value="421.82562" calcext:value-type="float">
            <text:p>421.83</text:p>
          </table:table-cell>
          <table:table-cell office:value-type="float" office:value="0.877470195293427" calcext:value-type="float">
            <text:p>0.87747019529342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13.7621" calcext:value-type="float">
            <text:p>1013.7621</text:p>
          </table:table-cell>
          <table:table-cell office:value-type="float" office:value="483.0594" calcext:value-type="float">
            <text:p>483.0594</text:p>
          </table:table-cell>
          <table:table-cell office:value-type="float" office:value="59539.305" calcext:value-type="float">
            <text:p>59539.305</text:p>
          </table:table-cell>
          <table:table-cell office:value-type="float" office:value="187.83589" calcext:value-type="float">
            <text:p>187.84</text:p>
          </table:table-cell>
          <table:table-cell office:value-type="float" office:value="1722120300000000" calcext:value-type="float">
            <text:p>1.722E+15</text:p>
          </table:table-cell>
          <table:table-cell office:value-type="float" office:value="244.00677" calcext:value-type="float">
            <text:p>244.01</text:p>
          </table:table-cell>
          <table:table-cell office:value-type="float" office:value="0.754228830337524" calcext:value-type="float">
            <text:p>0.75422883033752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704.5146" calcext:value-type="float">
            <text:p>1704.5146</text:p>
          </table:table-cell>
          <table:table-cell office:value-type="float" office:value="791.31885" calcext:value-type="float">
            <text:p>791.31885</text:p>
          </table:table-cell>
          <table:table-cell office:value-type="float" office:value="142249.12" calcext:value-type="float">
            <text:p>142249.12</text:p>
          </table:table-cell>
          <table:table-cell office:value-type="float" office:value="298.86536" calcext:value-type="float">
            <text:p>298.87</text:p>
          </table:table-cell>
          <table:table-cell office:value-type="float" office:value="3.742846E+016" calcext:value-type="float">
            <text:p>3.743E+16</text:p>
          </table:table-cell>
          <table:table-cell office:value-type="float" office:value="377.15927" calcext:value-type="float">
            <text:p>377.16</text:p>
          </table:table-cell>
          <table:table-cell office:value-type="float" office:value="0.781317353248596" calcext:value-type="float">
            <text:p>0.78131735324859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32.4783" calcext:value-type="float">
            <text:p>1132.4783</text:p>
          </table:table-cell>
          <table:table-cell office:value-type="float" office:value="581.6971" calcext:value-type="float">
            <text:p>581.6971</text:p>
          </table:table-cell>
          <table:table-cell office:value-type="float" office:value="105851.03" calcext:value-type="float">
            <text:p>105851.03</text:p>
          </table:table-cell>
          <table:table-cell office:value-type="float" office:value="237.24207" calcext:value-type="float">
            <text:p>237.24</text:p>
          </table:table-cell>
          <table:table-cell office:value-type="float" office:value="6189669600000000" calcext:value-type="float">
            <text:p>6.190E+15</text:p>
          </table:table-cell>
          <table:table-cell office:value-type="float" office:value="325.34756" calcext:value-type="float">
            <text:p>325.35</text:p>
          </table:table-cell>
          <table:table-cell office:value-type="float" office:value="0.688827872276306" calcext:value-type="float">
            <text:p>0.68882787227630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98.2285" calcext:value-type="float">
            <text:p>1298.2285</text:p>
          </table:table-cell>
          <table:table-cell office:value-type="float" office:value="708.28845" calcext:value-type="float">
            <text:p>708.28845</text:p>
          </table:table-cell>
          <table:table-cell office:value-type="float" office:value="113111.53" calcext:value-type="float">
            <text:p>113111.53</text:p>
          </table:table-cell>
          <table:table-cell office:value-type="float" office:value="263.5354" calcext:value-type="float">
            <text:p>263.54</text:p>
          </table:table-cell>
          <table:table-cell office:value-type="float" office:value="1.5658343E+017" calcext:value-type="float">
            <text:p>1.566E+17</text:p>
          </table:table-cell>
          <table:table-cell office:value-type="float" office:value="336.3206" calcext:value-type="float">
            <text:p>336.32</text:p>
          </table:table-cell>
          <table:table-cell office:value-type="float" office:value="0.774769067764282" calcext:value-type="float">
            <text:p>0.77476906776428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36.1868" calcext:value-type="float">
            <text:p>1136.1868</text:p>
          </table:table-cell>
          <table:table-cell office:value-type="float" office:value="438.52267" calcext:value-type="float">
            <text:p>438.52267</text:p>
          </table:table-cell>
          <table:table-cell office:value-type="float" office:value="105729.05" calcext:value-type="float">
            <text:p>105729.05</text:p>
          </table:table-cell>
          <table:table-cell office:value-type="float" office:value="249.73062" calcext:value-type="float">
            <text:p>249.73</text:p>
          </table:table-cell>
          <table:table-cell office:value-type="float" office:value="0.26172635" calcext:value-type="float">
            <text:p>2.617E-01</text:p>
          </table:table-cell>
          <table:table-cell office:value-type="float" office:value="325.16003" calcext:value-type="float">
            <text:p>325.16</text:p>
          </table:table-cell>
          <table:table-cell office:value-type="float" office:value="0.454767048358917" calcext:value-type="float">
            <text:p>0.45476704835891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190.477" calcext:value-type="float">
            <text:p>1190.477</text:p>
          </table:table-cell>
          <table:table-cell office:value-type="float" office:value="537.69763" calcext:value-type="float">
            <text:p>537.69763</text:p>
          </table:table-cell>
          <table:table-cell office:value-type="float" office:value="156893.53" calcext:value-type="float">
            <text:p>156893.53</text:p>
          </table:table-cell>
          <table:table-cell office:value-type="float" office:value="302.52332" calcext:value-type="float">
            <text:p>302.52</text:p>
          </table:table-cell>
          <table:table-cell office:value-type="float" office:value="9.626375E+015" calcext:value-type="float">
            <text:p>9.626E+15</text:p>
          </table:table-cell>
          <table:table-cell office:value-type="float" office:value="396.09787" calcext:value-type="float">
            <text:p>396.10</text:p>
          </table:table-cell>
          <table:table-cell office:value-type="float" office:value="0.457338809967041" calcext:value-type="float">
            <text:p>0.45733880996704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20.3535" calcext:value-type="float">
            <text:p>1820.3535</text:p>
          </table:table-cell>
          <table:table-cell office:value-type="float" office:value="665.6176" calcext:value-type="float">
            <text:p>665.6176</text:p>
          </table:table-cell>
          <table:table-cell office:value-type="float" office:value="145350.94" calcext:value-type="float">
            <text:p>145350.94</text:p>
          </table:table-cell>
          <table:table-cell office:value-type="float" office:value="297.9223" calcext:value-type="float">
            <text:p>297.92</text:p>
          </table:table-cell>
          <table:table-cell office:value-type="float" office:value="1.446985E+016" calcext:value-type="float">
            <text:p>1.447E+16</text:p>
          </table:table-cell>
          <table:table-cell office:value-type="float" office:value="381.24918" calcext:value-type="float">
            <text:p>381.25</text:p>
          </table:table-cell>
          <table:table-cell office:value-type="float" office:value="0.672512412071228" calcext:value-type="float">
            <text:p>0.672512412071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float" office:value="1103.382" calcext:value-type="float">
            <text:p>1103.382</text:p>
          </table:table-cell>
          <table:table-cell office:value-type="float" office:value="553.968" calcext:value-type="float">
            <text:p>553.968</text:p>
          </table:table-cell>
          <table:table-cell office:value-type="float" office:value="102500.29" calcext:value-type="float">
            <text:p>102500.29</text:p>
          </table:table-cell>
          <table:table-cell office:value-type="float" office:value="238.13289" calcext:value-type="float">
            <text:p>238.13</text:p>
          </table:table-cell>
          <table:table-cell office:value-type="float" office:value="4.8334986E+016" calcext:value-type="float">
            <text:p>4.833E+16</text:p>
          </table:table-cell>
          <table:table-cell office:value-type="float" office:value="307.75864" calcext:value-type="float">
            <text:p>307.76</text:p>
          </table:table-cell>
          <table:table-cell office:value-type="float" office:value="0.619038739374706" calcext:value-type="float">
            <text:p>0.619038739374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Deviation</text:p>
          </table:table-cell>
          <table:table-cell office:value-type="float" office:value="524.1931" calcext:value-type="float">
            <text:p>524.1931</text:p>
          </table:table-cell>
          <table:table-cell office:value-type="float" office:value="254.44585" calcext:value-type="float">
            <text:p>254.44585</text:p>
          </table:table-cell>
          <table:table-cell office:value-type="float" office:value="47714.402" calcext:value-type="float">
            <text:p>47714.402</text:p>
          </table:table-cell>
          <table:table-cell office:value-type="float" office:value="70.958824" calcext:value-type="float">
            <text:p>70.96</text:p>
          </table:table-cell>
          <table:table-cell office:value-type="float" office:value="7.346383E+016" calcext:value-type="float">
            <text:p>7.346E+16</text:p>
          </table:table-cell>
          <table:table-cell office:value-type="float" office:value="88.23218" calcext:value-type="float">
            <text:p>88.23</text:p>
          </table:table-cell>
          <table:table-cell office:value-type="float" office:value="0.19056576619129" calcext:value-type="float">
            <text:p>0.19056576619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4:33:08.524278670</dc:date>
    <meta:editing-duration>PT40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